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KR" svg:font-family="'Noto Sans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74pt groove #000000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groove #000000"/>
    </style:style>
    <style:style style:name="ce4" style:family="table-cell" style:parent-style-name="Default">
      <style:table-cell-properties fo:border="0.74pt groove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groove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0.74pt groove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="0.74pt groove #000000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8" style:family="table-cell" style:parent-style-name="Default" style:data-style-name="N49">
      <style:table-cell-properties fo:border="0.74pt solid #000000"/>
    </style:style>
    <style:style style:name="ce9" style:family="table-cell" style:parent-style-name="Default" style:data-style-name="N49">
      <style:table-cell-properties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tables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us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user_id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birthday</text:p>
          </table:table-cell>
          <table:table-cell table:style-name="ce3" office:value-type="string" calcext:value-type="string">
            <text:p>is_active</text:p>
          </table:table-cell>
          <table:table-cell table:style-name="ce3" office:value-type="string" calcext:value-type="string">
            <text:p>create_dt</text:p>
          </table:table-cell>
          <table:table-cell table:style-name="ce3" office:value-type="string" calcext:value-type="string">
            <text:p>update_dt</text:p>
          </table:table-cell>
          <table:table-cell table:style-name="ce3"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kimin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김인성</text:p>
          </table:table-cell>
          <table:table-cell table:style-name="ce2" office:value-type="string" calcext:value-type="string">
            <text:p><text:a xlink:href="mailto:kim.insung@mai.com" xlink:type="simple">kim.insung@mai.com</text:a></text:p>
          </table:table-cell>
          <table:table-cell table:style-name="ce8" office:value-type="date" office:date-value="1999-11-11" calcext:value-type="date">
            <text:p>1999-11-11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8" office:value-type="date" office:date-value="2023-08-21" calcext:value-type="date">
            <text:p>2023-08-21</text:p>
          </table:table-cell>
          <table:table-cell table:style-name="ce2"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jzin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신재진</text:p>
          </table:table-cell>
          <table:table-cell table:style-name="ce2" office:value-type="string" calcext:value-type="string">
            <text:p><text:a xlink:href="mailto:shin@mail.com" xlink:type="simple">shin@mail.com</text:a></text:p>
          </table:table-cell>
          <table:table-cell table:style-name="ce8" office:value-type="date" office:date-value="1997-02-01" calcext:value-type="date">
            <text:p>1997-02-01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8" office:value-type="date" office:date-value="2023-08-22" calcext:value-type="date">
            <text:p>2023-08-22</text:p>
          </table:table-cell>
          <table:table-cell table:style-name="ce2"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NULL</text:p>
          </table:table-cell>
          <table:table-cell table:number-columns-repeated="4" table:style-name="ce2" office:value-type="string" calcext:value-type="string">
            <text:p>NULL</text:p>
          </table:table-cell>
          <table:table-cell table:style-name="ce2" office:value-type="string" calcext:value-type="string">
            <text:p>false</text:p>
          </table:table-cell>
          <table:table-cell table:style-name="ce8" office:value-type="date" office:date-value="2023-08-20" calcext:value-type="date">
            <text:p>2023-08-20</text:p>
          </table:table-cell>
          <table:table-cell table:style-name="ce8" office:value-type="date" office:date-value="2023-09-01" calcext:value-type="date">
            <text:p>2023-09-01</text:p>
          </table:table-cell>
          <table:table-cell table:style-name="ce2"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sarang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string" calcext:value-type="string">
            <text:p>이사랑</text:p>
          </table:table-cell>
          <table:table-cell table:style-name="ce2" office:value-type="string" calcext:value-type="string">
            <text:p><text:a xlink:href="mailto:sarang.lee@hi.co.kr" xlink:type="simple">sarang.lee@hi.co.kr</text:a></text:p>
          </table:table-cell>
          <table:table-cell table:style-name="ce8" office:value-type="date" office:date-value="2000-04-03" calcext:value-type="date">
            <text:p>2000-04-03</text:p>
          </table:table-cell>
          <table:table-cell table:style-name="ce2" office:value-type="string" calcext:value-type="string">
            <text:p>false</text:p>
          </table:table-cell>
          <table:table-cell table:style-name="ce8" office:value-type="date" office:date-value="2023-09-02" calcext:value-type="date">
            <text:p>2023-09-02</text:p>
          </table:table-cell>
          <table:table-cell table:style-name="ce8" office:value-type="date" office:date-value="2023-09-05" calcext:value-type="date">
            <text:p>2023-09-05</text:p>
          </table:table-cell>
          <table:table-cell table:style-name="ce2"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admin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string" calcext:value-type="string">
            <text:p>hello</text:p>
          </table:table-cell>
          <table:table-cell table:style-name="ce2" office:value-type="string" calcext:value-type="string">
            <text:p><text:a xlink:href="mailto:hello@hellobd.com" xlink:type="simple">hello@hellobd.com</text:a></text:p>
          </table:table-cell>
          <table:table-cell table:style-name="ce8" office:value-type="date" office:date-value="1970-01-01" calcext:value-type="date">
            <text:p>1970-01-01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8" office:value-type="date" office:date-value="2023-08-15" calcext:value-type="date">
            <text:p>2023-08-15</text:p>
          </table:table-cell>
          <table:table-cell table:style-name="ce2" office:value-type="string" calcext:value-type="string">
            <text:p>sys_admin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user_penalty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user_penalty_id</text:p>
          </table:table-cell>
          <table:table-cell table:style-name="ce3" office:value-type="string" calcext:value-type="string">
            <text:p>user_id</text:p>
          </table:table-cell>
          <table:table-cell table:style-name="ce3" office:value-type="string" calcext:value-type="string">
            <text:p>increment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report_id</text:p>
          </table:table-cell>
          <table:table-cell table:style-name="ce3" office:value-type="string" calcext:value-type="string">
            <text:p>create_d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욕설이 담긴 코멘트 작성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date" office:date-value="2023-09-02T13:01:00" calcext:value-type="date">
            <text:p>2023-09-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욕설이 담긴 코멘트 작성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date" office:date-value="2023-09-03T13:01:00" calcext:value-type="date">
            <text:p>2023-09-03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article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article_id</text:p>
          </table:table-cell>
          <table:table-cell table:style-name="ce6" office:value-type="string" calcext:value-type="string">
            <text:p>board_id</text:p>
          </table:table-cell>
          <table:table-cell table:style-name="ce6" office:value-type="string" calcext:value-type="string">
            <text:p>user_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content</text:p>
          </table:table-cell>
          <table:table-cell table:style-name="ce9" office:value-type="string" calcext:value-type="string">
            <text:p>view_count</text:p>
          </table:table-cell>
          <table:table-cell table:style-name="ce3" office:value-type="string" calcext:value-type="string">
            <text:p>create_dt</text:p>
          </table:table-cell>
          <table:table-cell table:style-name="ce9" office:value-type="string" calcext:value-type="string">
            <text:p>update_dt</text:p>
          </table:table-cell>
          <table:table-cell table:style-name="ce9" office:value-type="string" calcext:value-type="string">
            <text:p>is_hidden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kimin</text:p>
          </table:table-cell>
          <table:table-cell table:style-name="ce2" office:value-type="string" calcext:value-type="string">
            <text:p>안녕하세요</text:p>
          </table:table-cell>
          <table:table-cell table:style-name="ce2" office:value-type="string" calcext:value-type="string">
            <text:p>게시글 내용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8" office:value-type="date" office:date-value="2023-08-22T12:00:00" calcext:value-type="date">
            <text:p>2023-08-22</text:p>
          </table:table-cell>
          <table:table-cell table:style-name="ce8"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imin</text:p>
          </table:table-cell>
          <table:table-cell table:style-name="ce2" office:value-type="string" calcext:value-type="string">
            <text:p>하이하이</text:p>
          </table:table-cell>
          <table:table-cell table:style-name="ce2" office:value-type="string" calcext:value-type="string">
            <text:p>게시글 내용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8" office:value-type="date" office:date-value="2023-08-22T12:10:00" calcext:value-type="date">
            <text:p>2023-08-22</text:p>
          </table:table-cell>
          <table:table-cell table:style-name="ce8"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arang</text:p>
          </table:table-cell>
          <table:table-cell table:style-name="ce2" office:value-type="string" calcext:value-type="string">
            <text:p>홍보글</text:p>
          </table:table-cell>
          <table:table-cell table:style-name="ce2" office:value-type="string" calcext:value-type="string">
            <text:p>홍보 내용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8" office:value-type="date" office:date-value="2023-08-23T13:02:00" calcext:value-type="date">
            <text:p>2023-08-23</text:p>
          </table:table-cell>
          <table:table-cell table:style-name="ce8" office:value-type="string" calcext:value-type="string">
            <text:p>false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board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board_id</text:p>
          </table:table-cell>
          <table:table-cell table:style-name="ce3" office:value-type="string" calcext:value-type="string">
            <text:p>board_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reate_dt</text:p>
          </table:table-cell>
          <table:table-cell table:style-name="ce3" office:value-type="string" calcext:value-type="string">
            <text:p>update_d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신수동 일상</text:p>
          </table:table-cell>
          <table:table-cell table:style-name="ce2" office:value-type="string" calcext:value-type="string">
            <text:p>신수동의 일상을 공유해요</text:p>
          </table:table-cell>
          <table:table-cell table:number-columns-repeated="2" table:style-name="ce8" office:value-type="date" office:date-value="2023-08-21T13:02:00" calcext:value-type="date">
            <text:p>2023-08-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신수동 홍보</text:p>
          </table:table-cell>
          <table:table-cell table:style-name="ce2" office:value-type="string" calcext:value-type="string">
            <text:p>신수동 내에서 일어나는 일을 자유롭게 홍보해요</text:p>
          </table:table-cell>
          <table:table-cell table:number-columns-repeated="2" table:style-name="ce8" office:value-type="date" office:date-value="2023-08-21T13:02:00" calcext:value-type="date">
            <text:p>2023-08-21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board_admin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4" office:value-type="string" calcext:value-type="string">
            <text:p>board_admin_id</text:p>
          </table:table-cell>
          <table:table-cell table:style-name="ce7" office:value-type="string" calcext:value-type="string">
            <text:p>user_id</text:p>
          </table:table-cell>
          <table:table-cell table:style-name="ce7" office:value-type="string" calcext:value-type="string">
            <text:p>board_id</text:p>
          </table:table-cell>
          <table:table-cell table:style-name="ce3" office:value-type="string" calcext:value-type="string">
            <text:p>create_d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date" office:date-value="2023-08-22T12:03:00" calcext:value-type="date">
            <text:p>2023-08-2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uid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uid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uid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comment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comment_id</text:p>
          </table:table-cell>
          <table:table-cell table:style-name="ce6" office:value-type="string" calcext:value-type="string">
            <text:p>article_id</text:p>
          </table:table-cell>
          <table:table-cell table:style-name="ce6" office:value-type="string" calcext:value-type="string">
            <text:p>user_id</text:p>
          </table:table-cell>
          <table:table-cell table:style-name="ce3" office:value-type="string" calcext:value-type="string">
            <text:p>content</text:p>
          </table:table-cell>
          <table:table-cell table:style-name="ce3" office:value-type="string" calcext:value-type="string">
            <text:p>create_dt</text:p>
          </table:table-cell>
          <table:table-cell table:style-name="ce3" office:value-type="string" calcext:value-type="string">
            <text:p>update_dt</text:p>
          </table:table-cell>
          <table:table-cell table:style-name="ce3" office:value-type="string" calcext:value-type="string">
            <text:p>is_hidde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오 안녕하세요</text:p>
          </table:table-cell>
          <table:table-cell table:number-columns-repeated="2" table:style-name="ce8" office:value-type="date" office:date-value="2023-08-22T12:03:00" calcext:value-type="date">
            <text:p>2023-08-22</text:p>
          </table:table-cell>
          <table:table-cell table:style-name="ce2"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반갑습니다</text:p>
          </table:table-cell>
          <table:table-cell table:number-columns-repeated="2" table:style-name="ce8" office:value-type="date" office:date-value="2023-08-22T12:04:00" calcext:value-type="date">
            <text:p>2023-08-22</text:p>
          </table:table-cell>
          <table:table-cell table:style-name="ce2" office:value-type="string" calcext:value-type="string">
            <text:p>false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이 새끼가 어디서 반말이야?</text:p>
          </table:table-cell>
          <table:table-cell table:style-name="ce8" office:value-type="date" office:date-value="2023-08-27T13:02:00" calcext:value-type="date">
            <text:p>2023-08-27</text:p>
          </table:table-cell>
          <table:table-cell table:style-name="ce8" office:value-type="date" office:date-value="2023-08-28T14:02:00" calcext:value-type="date">
            <text:p>2023-08-28</text:p>
          </table:table-cell>
          <table:table-cell table:style-name="ce2" office:value-type="string" calcext:value-type="string">
            <text:p>true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article_like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article_id</text:p>
          </table:table-cell>
          <table:table-cell table:style-name="ce5" office:value-type="string" calcext:value-type="string">
            <text:p>user_id</text:p>
          </table:table-cell>
          <table:table-cell table:style-name="ce3" office:value-type="string" calcext:value-type="string">
            <text:p>create_d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3:00" calcext:value-type="date">
            <text:p>2023-08-2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comment_like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comment_id</text:p>
          </table:table-cell>
          <table:table-cell table:style-name="ce5" office:value-type="string" calcext:value-type="string">
            <text:p>user_id</text:p>
          </table:table-cell>
          <table:table-cell table:style-name="ce3" office:value-type="string" calcext:value-type="string">
            <text:p>create_d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3:00" calcext:value-type="date">
            <text:p>2023-08-2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report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4" office:value-type="string" calcext:value-type="string">
            <text:p>report_id</text:p>
          </table:table-cell>
          <table:table-cell table:style-name="ce6" office:value-type="string" calcext:value-type="string">
            <text:p>repoter_user_id</text:p>
          </table:table-cell>
          <table:table-cell table:style-name="ce6" office:value-type="string" calcext:value-type="string">
            <text:p>target_article_id</text:p>
          </table:table-cell>
          <table:table-cell table:style-name="ce6" office:value-type="string" calcext:value-type="string">
            <text:p>target_comment_i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create_dt</text:p>
          </table:table-cell>
          <table:table-cell table:style-name="ce3" office:value-type="string" calcext:value-type="string">
            <text:p>update_d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사기 홍보글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Pending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8" office:value-type="date" office:date-value="2023-09-01T13:02:00" calcext:value-type="date">
            <text:p>2023-09-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ui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욕설</text:p>
          </table:table-cell>
          <table:table-cell table:style-name="ce2" office:value-type="string" calcext:value-type="string">
            <text:p>Violence</text:p>
          </table:table-cell>
          <table:table-cell table:style-name="ce2" office:value-type="string" calcext:value-type="string">
            <text:p>Resolved</text:p>
          </table:table-cell>
          <table:table-cell table:style-name="ce2" office:value-type="string" calcext:value-type="string">
            <text:p>커뮤니티 가이드라인에 따라 해당 회원에게 경고 1회가 누적되었습니다.</text:p>
          </table:table-cell>
          <table:table-cell table:number-columns-repeated="2" table:style-name="ce8" office:value-type="date" office:date-value="2023-09-02T13:01:00" calcext:value-type="date">
            <text:p>2023-09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KR" svg:font-family="'Noto Sans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KR" style:font-size-asian="10pt" style:language-asian="ko" style:country-asian="KR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00/00/00</text:date>, <text:time style:data-style-name="N2" text:time-value="20:32:44.1528519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3:43:13.110548663</meta:creation-date>
    <dc:date>2023-09-26T21:47:33.514344278</dc:date>
    <meta:editing-duration>PT3H34M37S</meta:editing-duration>
    <meta:editing-cycles>20</meta:editing-cycles>
    <meta:generator>LibreOffice/7.5.6.2$Linux_X86_64 LibreOffice_project/50$Build-2</meta:generator>
    <meta:document-statistic meta:table-count="1" meta:cell-count="243" meta:object-count="0"/>
  </office:meta>
</office:document-meta>
</file>